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931in" fo:margin-left="0.0035in" fo:margin-top="0in" fo:margin-bottom="0in" table:align="left" style:writing-mode="lr-tb"/>
    </style:style>
    <style:style style:name="Table3.A" style:family="table-column">
      <style:table-column-properties style:column-width="3.1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2931in" fo:margin-left="0.0035in" fo:margin-top="0in" fo:margin-bottom="0in" table:align="left" style:writing-mode="lr-tb"/>
    </style:style>
    <style:style style:name="Table4.A" style:family="table-column">
      <style:table-column-properties style:column-width="2.4417in"/>
    </style:style>
    <style:style style:name="Table4.B" style:family="table-column">
      <style:table-column-properties style:column-width="0.7174in"/>
    </style:style>
    <style:style style:name="Table4.C" style:family="table-column">
      <style:table-column-properties style:column-width="2.3493in"/>
    </style:style>
    <style:style style:name="Table4.D" style:family="table-column">
      <style:table-column-properties style:column-width="0.784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officeooo:rsid="00018455" officeooo:paragraph-rsid="000184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rsid="00018455" officeooo:paragraph-rsid="000184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7" style:family="paragraph" style:parent-style-name="Standard">
      <style:paragraph-properties fo:margin-top="0.1665in" fo:margin-bottom="0.111in" style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18455"/>
    </style:style>
    <style:style style:name="P9" style:family="paragraph" style:parent-style-name="Standard">
      <style:paragraph-properties fo:text-align="justify" style:justify-single-word="false"/>
      <style:text-properties officeooo:rsid="00018455" officeooo:paragraph-rsid="00018455"/>
    </style:style>
    <style:style style:name="P10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</style:style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 style:list-style-name="WWNum3">
      <style:paragraph-properties fo:text-align="justify" style:justify-single-word="false"/>
    </style:style>
    <style:style style:name="P13" style:family="paragraph" style:parent-style-name="List_20_Paragraph" style:list-style-name="WWNum4">
      <style:paragraph-properties fo:text-align="justify" style:justify-single-word="false"/>
    </style:style>
    <style:style style:name="P14" style:family="paragraph" style:parent-style-name="List_20_Paragraph" style:list-style-name="WWNum4">
      <style:paragraph-properties fo:text-align="justify" style:justify-single-word="false"/>
      <style:text-properties officeooo:paragraph-rsid="00052865"/>
    </style:style>
    <style:style style:name="P15" style:family="paragraph" style:parent-style-name="List_20_Paragraph" style:list-style-name="WWNum5">
      <style:paragraph-properties fo:text-align="justify" style:justify-single-word="false"/>
    </style:style>
    <style:style style:name="P16" style:family="paragraph" style:parent-style-name="List_20_Paragraph" style:list-style-name="WWNum5">
      <style:paragraph-properties fo:text-align="justify" style:justify-single-word="false"/>
      <style:text-properties officeooo:paragraph-rsid="00072400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style:font-name-complex="Times New Roman1"/>
    </style:style>
    <style:style style:name="P20" style:family="paragraph" style:parent-style-name="Standard">
      <style:text-properties style:font-name="Times New Roman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pl" fo:country="PL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pl" fo:country="PL" officeooo:rsid="00003fd3" officeooo:paragraph-rsid="00003fd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03fd3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18455" officeooo:paragraph-rsid="00018455" style:font-weight-asian="bold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003fd3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03fd3" style:font-weight-asian="bold" style:font-name-complex="Times New Roman1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style:font-name-complex="Calibri1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052865"/>
    </style:style>
    <style:style style:name="T12" style:family="text">
      <style:text-properties fo:color="#c9211e" loext:opacity="100%" officeooo:rsid="00072400"/>
    </style:style>
    <style:style style:name="T13" style:family="text">
      <style:text-properties officeooo:rsid="00052865"/>
    </style:style>
    <style:style style:name="T14" style:family="text">
      <style:text-properties officeooo:rsid="00072400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Podstawy rachunkowości</text:span><text:span text:style-name="T1"/></text:p>
      <text:p text:style-name="P17" loext:marker-style-name="T1"><text:span text:style-name="T1">18.10.2023</text:span><text:span text:style-name="T1"/></text:p>
      <text:p text:style-name="P18" loext:marker-style-name="T2"/>
      <text:p text:style-name="P19" loext:marker-style-name="T2"/>
      <text:p text:style-name="P23" loext:marker-style-name="T4"><text:span text:style-name="T4">Zadanie 1 (1.16/s/18-19)</text:span><text:span text:style-name="T4"/></text:p>
      <text:p text:style-name="P19" loext:marker-style-name="T2"/>
      <text:p text:style-name="P23" loext:marker-style-name="T2"><text:span text:style-name="T2">Państwowe przedsiębiorstwo produkcyjne „OMEGA” posiada następujące składniki funduszy <text:line-break/>i zobowiązań:</text:span><text:span text:style-name="T2"/></text:p>
      <text:p text:style-name="P23" loext:marker-style-name="T2"><text:span text:style-name="T2">1. Zobowiązania z tytułu podatków:</text:span><text:span text:style-name="T2"/></text:p>
      <text:p text:style-name="P23" loext:marker-style-name="T2"><text:span text:style-name="T2">2. Fundusz założycielski;</text:span><text:span text:style-name="T2"/></text:p>
      <text:p text:style-name="P23" loext:marker-style-name="T2"><text:span text:style-name="T2">3. Zobowiązania wobec dostawców;</text:span><text:span text:style-name="T2"/></text:p>
      <text:p text:style-name="P23" loext:marker-style-name="T2"><text:span text:style-name="T2">4. Pożyczki długoterminowe</text:span><text:span text:style-name="T2"/></text:p>
      <text:p text:style-name="P23" loext:marker-style-name="T2"><text:span text:style-name="T2">5. Fundusz przedsiębiorstwa</text:span><text:span text:style-name="T2"/></text:p>
      <text:p text:style-name="P23" loext:marker-style-name="T2"><text:span text:style-name="T2">6. Fundusz socjalny</text:span><text:span text:style-name="T2"/></text:p>
      <text:p text:style-name="P23" loext:marker-style-name="T2"><text:span text:style-name="T2">7. Zobowiązania wekslowe z terminem wykupu dwóch lat;</text:span><text:span text:style-name="T2"/></text:p>
      <text:p text:style-name="P23" loext:marker-style-name="T2"><text:span text:style-name="T2">8. Kredyty krótkoterminowe;</text:span><text:span text:style-name="T2"/></text:p>
      <text:p text:style-name="P23" loext:marker-style-name="T2"><text:span text:style-name="T2">9. Zobowiązania z tytułu wynagrodzeń</text:span><text:span text:style-name="T2"/></text:p>
      <text:p text:style-name="P23" loext:marker-style-name="T2"><text:span text:style-name="T2">10. Zysk okresu bieżącego</text:span><text:span text:style-name="T2"/></text:p>
      <text:p text:style-name="P23" loext:marker-style-name="T2"><text:span text:style-name="T2">11. Rezerwy na zobowiązanie</text:span><text:span text:style-name="T2"/></text:p>
      <text:p text:style-name="P23" loext:marker-style-name="T2"><text:span text:style-name="T2">12. Kredyty długoterminowe</text:span><text:span text:style-name="T2"/></text:p>
      <text:p text:style-name="P23" loext:marker-style-name="T2"><text:span text:style-name="T2">13. Strata z lat ubiegłych</text:span><text:span text:style-name="T2"/></text:p>
      <text:p text:style-name="P23" loext:marker-style-name="T2"><text:span text:style-name="T2">14. Fundusz z aktualizacji wyceny</text:span><text:span text:style-name="T2"/></text:p>
      <text:p text:style-name="P19" loext:marker-style-name="T2"/>
      <text:p text:style-name="P23" loext:marker-style-name="T7"><text:span text:style-name="T7">Dokonaj klasyfikacji poszczególnych składników pasywów z podziałem na kapitały własne i kapitały obce.</text:span><text:span text:style-name="T7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 loext:marker-style-name="T2"><text:bookmark-start text:name="_Hlk148199211"/><text:span text:style-name="T2">Kapitały własne</text:span><text:span text:style-name="T2"/></text:p>
          </table:table-cell>
          <table:table-cell table:style-name="Table1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21" loext:marker-style-name="T2"/>
            <text:p text:style-name="P22" loext:marker-style-name="T2">2, 5, 10, 13, 14</text:p>
            <text:p text:style-name="P21" loext:marker-style-name="T2"/>
            <text:p text:style-name="P22" loext:marker-style-name="T2"/>
          </table:table-cell>
          <table:table-cell table:style-name="Table1.A1" office:value-type="string">
            <text:p text:style-name="P22" loext:marker-style-name="T2"><text:bookmark-end text:name="_Hlk148199211"/>1, 3, 4, 7, 8, 9, 11, 12, <text:span text:style-name="T10">6,</text:span></text:p>
          </table:table-cell>
        </table:table-row>
      </table:table>
      <text:p text:style-name="P19" loext:marker-style-name="T2"/>
      <text:p text:style-name="P19" loext:marker-style-name="T2"/>
      <text:p text:style-name="P19" loext:marker-style-name="T2"/>
      <text:p text:style-name="P23" loext:marker-style-name="T4"><text:span text:style-name="T4">Zadanie 2 (1.17/s.19)</text:span><text:span text:style-name="T4"/></text:p>
      <text:p text:style-name="P23" loext:marker-style-name="T2"><text:span text:style-name="T2">Produkcyjne przedsiębiorstwo państwowe „POL-Dolan” posiada następujące składniki aktywów <text:line-break/>i pasywów:</text:span><text:span text:style-name="T2"/></text:p>
      <text:p text:style-name="P23" loext:marker-style-name="T2"><text:span text:style-name="T2">1. Fundusz założycielski; </text:span><text:span text:style-name="T6">(Kapitał wlasny)</text:span></text:p>
      <text:p text:style-name="P24" loext:marker-style-name="T2"><text:span text:style-name="T2">2. Udzielone pożyczki długoterminowe; <text:s/></text:span><text:span text:style-name="T6">(Aktywa trwałe)</text:span></text:p>
      <text:p text:style-name="P24" loext:marker-style-name="T2"><text:span text:style-name="T2">3. Oprogramowanie komputerów </text:span><text:span text:style-name="T6">(Aktywa trwałe)</text:span></text:p>
      <text:p text:style-name="P24" loext:marker-style-name="T2"><text:span text:style-name="T2">4. Fundusz przedsiębiorstwa; </text:span><text:span text:style-name="T6">(Kapitał wlasny)</text:span></text:p>
      <text:p text:style-name="P24" loext:marker-style-name="T2"><text:span text:style-name="T2">5. Hale fabryczne </text:span><text:span text:style-name="T6">(Aktywa trwałe)</text:span></text:p>
      <text:p text:style-name="P23" loext:marker-style-name="T2"><text:span text:style-name="T2">6. Kredyty bankowe krótkoterminowe; </text:span><text:span text:style-name="T6">(Zobowiązania)</text:span></text:p>
      <text:p text:style-name="P24" loext:marker-style-name="T2"><text:span text:style-name="T2">7. Maszyny i urządzenia; </text:span><text:span text:style-name="T6">(Aktywa trwałe)</text:span></text:p>
      <text:p text:style-name="P24" loext:marker-style-name="T2"><text:span text:style-name="T2">8. Dodatni wynik finansowy; </text:span><text:span text:style-name="T6">(Kapitał wlasny)</text:span></text:p>
      <text:p text:style-name="P24" loext:marker-style-name="T2"><text:span text:style-name="T2">9. Fundusz socjalny; </text:span><text:span text:style-name="T6">(Zobowiązania)</text:span></text:p>
      <text:p text:style-name="P24" loext:marker-style-name="T2"><text:span text:style-name="T2">10. Meble biurowe</text:span><text:span text:style-name="T3"> </text:span><text:span text:style-name="T6">(Aktywa trwałe)</text:span></text:p>
      <text:p text:style-name="P23" loext:marker-style-name="T2"><text:span text:style-name="T2">11. Gotówkę w kasie;</text:span><text:span text:style-name="T3"> </text:span><text:span text:style-name="T6">(Aktywa obrotowe)</text:span></text:p>
      <text:p text:style-name="P24" loext:marker-style-name="T2"><text:span text:style-name="T2">12. Zobowiązania wobec pracowników</text:span><text:span text:style-name="T3"> </text:span><text:span text:style-name="T6">(Zobowiązania)</text:span></text:p>
      <text:p text:style-name="P24" loext:marker-style-name="T2"><text:span text:style-name="T3">1</text:span><text:span text:style-name="T2">3. Krótkoterminowe papiery wartościowe </text:span><text:span text:style-name="T6">(Aktywa obrotowe)</text:span></text:p>
      <text:p text:style-name="P24" loext:marker-style-name="T2"><text:span text:style-name="T2">14. Zobowiązania wobec dostawców</text:span><text:span text:style-name="T3"> </text:span><text:span text:style-name="T6">(Zobowiązania)</text:span></text:p>
      <text:p text:style-name="P24" loext:marker-style-name="T2"><text:span text:style-name="T2">15. Należności od odbiorców – krótkoterminowe</text:span><text:span text:style-name="T3"> </text:span><text:span text:style-name="T6">(Aktywa obrotowe)</text:span></text:p>
      <text:p text:style-name="P24" loext:marker-style-name="T2"><text:span text:style-name="T2">16. Rezerwy na zobowiązania;</text:span><text:span text:style-name="T3"> </text:span><text:span text:style-name="T6">(Zobowiązania)</text:span></text:p>
      <text:p text:style-name="P24" loext:marker-style-name="T2"><text:span text:style-name="T2">17. Zapasy surowców do produkcji</text:span><text:span text:style-name="T3"> </text:span><text:span text:style-name="T6">(Aktywa obrotowe)</text:span></text:p>
      <text:p text:style-name="P24" loext:marker-style-name="T2"><text:soft-page-break/><text:span text:style-name="T2">18. Długoterminowe udziały w obcych firmach</text:span><text:span text:style-name="T3"> </text:span><text:span text:style-name="T6">(Aktywa trwałe)</text:span></text:p>
      <text:p text:style-name="P24" loext:marker-style-name="T2"><text:span text:style-name="T2">19. Materiały na składzie;</text:span><text:span text:style-name="T3"> </text:span><text:span text:style-name="T6">(Aktywa obrotowe)</text:span></text:p>
      <text:p text:style-name="P24" loext:marker-style-name="T2"><text:span text:style-name="T2">20. Zobowiązania wobec Urzędu Skarbowego;</text:span><text:span text:style-name="T3"> </text:span><text:span text:style-name="T6">(Zobowiązania)</text:span></text:p>
      <text:p text:style-name="P24" loext:marker-style-name="T2"><text:span text:style-name="T2">21. Samochód osobowy; </text:span><text:span text:style-name="T6">(Aktywa trwałe)</text:span></text:p>
      <text:p text:style-name="P24" loext:marker-style-name="T2"><text:span text:style-name="T2">22. Prawa autorskie </text:span><text:span text:style-name="T6">(Aktywa trwałe) </text:span></text:p>
      <text:p text:style-name="P24" loext:marker-style-name="T2"><text:span text:style-name="T2">23. Należności od pracowników </text:span><text:span text:style-name="T6">(Aktywa obrotowe)</text:span></text:p>
      <text:p text:style-name="P24" loext:marker-style-name="T2"><text:span text:style-name="T2">24. Środki pieniężne na rachunku bankowym </text:span><text:span text:style-name="T6">(Aktywa obrotowe)</text:span></text:p>
      <text:p text:style-name="P19" loext:marker-style-name="T2"/>
      <text:list text:style-name="WWNum1">
        <text:list-item>
          <text:p text:style-name="P10" loext:marker-style-name="T2"><text:span text:style-name="T2">Dokonaj klasyfikacji wymienionych pozycji, ustalając, które z nich stanowią rzeczową, a które kapitałową stronę majątku przedsiębiorstwa</text:span><text:span text:style-name="T2"/></text:p>
        </text:list-item>
        <text:list-item>
          <text:p text:style-name="P10" loext:marker-style-name="T2"><text:span text:style-name="T2">Dokonać grupowania poszczególnych składników na aktywa trwałe i obrotowe, oraz na własne <text:line-break/>i obce źródła finansowania składników aktywów z podziałem na długo i krótkoterminowe</text:span><text:span text:style-name="T2"/></text:p>
        </text:list-item>
      </text:list>
      <text:p text:style-name="P19" loext:marker-style-name="T2"/>
      <text:p text:style-name="P19" loext:marker-style-name="T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2"><text:span text:style-name="T2">Aktywa trwałe</text:span><text:span text:style-name="T2"/></text:p>
          </table:table-cell>
          <table:table-cell table:style-name="Table2.A1" office:value-type="string">
            <text:p text:style-name="P1" loext:marker-style-name="T2"><text:span text:style-name="T2">Kapitały własne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</table:table-cell>
          <table:table-cell table:style-name="Table2.A1" office:value-type="string">
            <text:p text:style-name="P21" loext:marker-style-name="T2"/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Aktywa obrotowe</text:span><text:span text:style-name="T2"/></text:p>
          </table:table-cell>
          <table:table-cell table:style-name="Table2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</table:table-cell>
          <table:table-cell table:style-name="Table2.A1" office:value-type="string">
            <text:p text:style-name="P21" loext:marker-style-name="T2"/>
          </table:table-cell>
        </table:table-row>
      </table:table>
      <text:p text:style-name="P19" loext:marker-style-name="T2"/>
      <text:p text:style-name="P19" loext:marker-style-name="T2"/>
      <text:p text:style-name="P19" loext:marker-style-name="T2"/>
      <text:p text:style-name="P23" loext:marker-style-name="T5"><text:span text:style-name="T5">Zadanie 3 (1.18/s.20)</text:span><text:span text:style-name="T5"/></text:p>
      <text:p text:style-name="P23" loext:marker-style-name="T2"><text:span text:style-name="T2">Produkcyjna spółka z o.o. „ABC” posiada następujące składniki aktywów i pasywów:</text:span><text:span text:style-name="T2"/></text:p>
      <text:p text:style-name="P23" loext:marker-style-name="T2"><text:span text:style-name="T2">1.<text:tab/>Kredyt inwestycyjny</text:span><text:span text:style-name="T2"/></text:p>
      <text:p text:style-name="P23" loext:marker-style-name="T2"><text:span text:style-name="T2">2.<text:tab/>Oprogramowanie komputerów</text:span><text:span text:style-name="T2"/></text:p>
      <text:p text:style-name="P23" loext:marker-style-name="T2"><text:span text:style-name="T2">3.<text:tab/>Obligacje Skarbu Państwa (roczne)</text:span><text:span text:style-name="T2"/></text:p>
      <text:p text:style-name="P23" loext:marker-style-name="T2"><text:span text:style-name="T2">4.<text:tab/>Obligacje Skarbu Państwa (trzyletnie)</text:span><text:span text:style-name="T2"/></text:p>
      <text:p text:style-name="P23" loext:marker-style-name="T2"><text:span text:style-name="T2">5.<text:tab/>Kapitał zakładowy</text:span><text:span text:style-name="T2"/></text:p>
      <text:p text:style-name="P23" loext:marker-style-name="T2"><text:span text:style-name="T2">6.<text:tab/>Odpady z produkcji nadające się do wykorzystania</text:span><text:span text:style-name="T2"/></text:p>
      <text:p text:style-name="P23" loext:marker-style-name="T2"><text:span text:style-name="T2">7.<text:tab/>Niewypłacone wynagrodzenia</text:span><text:span text:style-name="T2"/></text:p>
      <text:p text:style-name="P23" loext:marker-style-name="T2"><text:span text:style-name="T2">8.<text:tab/>Paliwo</text:span><text:span text:style-name="T2"/></text:p>
      <text:p text:style-name="P23" loext:marker-style-name="T2"><text:span text:style-name="T2">9.<text:tab/>Znak towarowy</text:span><text:span text:style-name="T2"/></text:p>
      <text:p text:style-name="P23" loext:marker-style-name="T2"><text:span text:style-name="T2">10.<text:tab/>Niezapłacony podatek od wynagrodzeń</text:span><text:span text:style-name="T2"/></text:p>
      <text:p text:style-name="P23" loext:marker-style-name="T2"><text:span text:style-name="T2">11.<text:tab/>Koszty prac rozwojowych</text:span><text:span text:style-name="T2"/></text:p>
      <text:p text:style-name="P23" loext:marker-style-name="T2"><text:span text:style-name="T2">12.<text:tab/>Strata okresu bieżącego</text:span><text:span text:style-name="T2"/></text:p>
      <text:p text:style-name="P23" loext:marker-style-name="T2"><text:span text:style-name="T2">13.<text:tab/>Czeki obce</text:span><text:span text:style-name="T2"/></text:p>
      <text:p text:style-name="P23" loext:marker-style-name="T2"><text:span text:style-name="T2">14.<text:tab/>Działka budowlana</text:span><text:span text:style-name="T2"/></text:p>
      <text:p text:style-name="P23" loext:marker-style-name="T2"><text:span text:style-name="T2">15.<text:tab/>Urządzenia do produkcji</text:span><text:span text:style-name="T2"/></text:p>
      <text:p text:style-name="P23" loext:marker-style-name="T2"><text:span text:style-name="T2">16.<text:tab/>Niezapłacona dostawa towarów</text:span><text:span text:style-name="T2"/></text:p>
      <text:p text:style-name="P23" loext:marker-style-name="T2"><text:span text:style-name="T2">17.<text:tab/>Samochód dostawczy</text:span><text:span text:style-name="T2"/></text:p>
      <text:p text:style-name="P23" loext:marker-style-name="T2"><text:span text:style-name="T2">18.<text:tab/>Kapitał zapasowy</text:span><text:span text:style-name="T2"/></text:p>
      <text:p text:style-name="P23" loext:marker-style-name="T2"><text:span text:style-name="T2">19.<text:tab/>Otrzymana pożyczka z terminem spłaty trzech lat</text:span><text:span text:style-name="T2"/></text:p>
      <text:p text:style-name="P23" loext:marker-style-name="T2"><text:span text:style-name="T2">20.<text:tab/>Gotówka w kasie</text:span><text:span text:style-name="T2"/></text:p>
      <text:p text:style-name="P23" loext:marker-style-name="T2"><text:soft-page-break/><text:span text:style-name="T2">21.<text:tab/>Rezerwa na nagrody jubileuszowe</text:span><text:span text:style-name="T2"/></text:p>
      <text:p text:style-name="P23" loext:marker-style-name="T2"><text:span text:style-name="T2">22.<text:tab/>Niezapłacone składki ZUS</text:span><text:span text:style-name="T2"/></text:p>
      <text:p text:style-name="P23" loext:marker-style-name="T2"><text:span text:style-name="T2">23.<text:tab/>Kapitał rezerwowy</text:span><text:span text:style-name="T2"/></text:p>
      <text:p text:style-name="P23" loext:marker-style-name="T2"><text:span text:style-name="T2">24.<text:tab/>Udzielona pożyczka na dwa lata</text:span><text:span text:style-name="T2"/></text:p>
      <text:p text:style-name="P19" loext:marker-style-name="T2"/>
      <text:p text:style-name="P23" loext:marker-style-name="T2"><text:span text:style-name="T2">•<text:tab/>Dokonaj klasyfikacji wymienionych pozycji ustalając, które z nich stanowią rzeczową, a które kapitałową stronę majątku przedsiębiorstwa.</text:span><text:span text:style-name="T2"/></text:p>
      <text:p text:style-name="P23" loext:marker-style-name="T2"><text:span text:style-name="T2">•<text:tab/>Dokonaj grupowania poszczególnych składników na aktywa trwałe i obrotowe, oraz na własne i obce źródła finansowania składników aktywów z podziałem na długo- i krótkoterminowe.</text:span><text:span text:style-name="T2"/></text:p>
      <text:p text:style-name="P19" loext:marker-style-name="T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2"><text:span text:style-name="T2">Aktywa trwałe</text:span><text:span text:style-name="T2"/></text:p>
          </table:table-cell>
          <table:table-cell table:style-name="Table3.A1" office:value-type="string">
            <text:p text:style-name="P1" loext:marker-style-name="T2"><text:span text:style-name="T2">Kapitały własne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</table:table-cell>
          <table:table-cell table:style-name="Table3.A1" office:value-type="string">
            <text:p text:style-name="P21" loext:marker-style-name="T2"/>
          </table:table-cell>
        </table:table-row>
        <table:table-row table:style-name="Table3.1">
          <table:table-cell table:style-name="Table3.A1" office:value-type="string">
            <text:p text:style-name="P1" loext:marker-style-name="T2"><text:span text:style-name="T2">Aktywa obrotowe</text:span><text:span text:style-name="T2"/></text:p>
          </table:table-cell>
          <table:table-cell table:style-name="Table3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  <text:p text:style-name="P21" loext:marker-style-name="T2"/>
          </table:table-cell>
          <table:table-cell table:style-name="Table3.A1" office:value-type="string">
            <text:p text:style-name="P21" loext:marker-style-name="T2"/>
          </table:table-cell>
        </table:table-row>
      </table:table>
      <text:p text:style-name="P28" loext:marker-style-name="T2"/>
      <text:p text:style-name="P5" loext:marker-style-name="T8"><text:span text:style-name="T8">ROZDZIAŁ II</text:span><text:span text:style-name="T8"/></text:p>
      <text:p text:style-name="P5" loext:marker-style-name="T8"><text:span text:style-name="T8">UPROSZCZONY UKŁAD BILANSU MAJĄTKOWEGO</text:span></text:p>
      <text:p text:style-name="P6" loext:marker-style-name="T8"><text:span text:style-name="T8">Zadanie 2. (2.2/s.23-24)</text:span><text:span text:style-name="T8"/></text:p>
      <text:p text:style-name="P5">Spółka cywilna Zoomo posiada na koniec roku zasoby majątkowe o wartości 50 000.</text:p>
      <text:p text:style-name="P5">Składniki aktywów i pasywów kształtowały się następująco:</text:p>
      <text:list text:style-name="WWNum2">
        <text:list-item>
          <text:p text:style-name="P11">Aktywa trwałe ………………………………..……………………………….. 28 000</text:p>
        </text:list-item>
        <text:list-item>
          <text:p text:style-name="P11">Zapasy ………………………………………..………………………………… 8 500</text:p>
        </text:list-item>
        <text:list-item>
          <text:p text:style-name="P11">Należności krótkoterminowe …………...………………………………… 4 200</text:p>
        </text:list-item>
        <text:list-item>
          <text:p text:style-name="P11">Kapitał własny ………………………………………………………………. <text:s text:c="2"/>35 000</text:p>
        </text:list-item>
        <text:list-item>
          <text:p text:style-name="P11">Zobowiązania długoterminowe …………………………………………... 8 000</text:p>
        </text:list-item>
        <text:list-item>
          <text:p text:style-name="P11">Zobowiązania krótkoterminowe ………………………………………….. 7 000</text:p>
        </text:list-item>
      </text:list>
      <text:p text:style-name="P8">Oblicz, ile wynosi wartość inwestycji krótkoterminowych.</text:p>
      <text:p text:style-name="P27">(35+7+8)-(28+8.5+4.2)=3.3</text:p>
      <text:p text:style-name="P26" loext:marker-style-name="T8"/>
      <text:p text:style-name="P6" loext:marker-style-name="T8"><text:span text:style-name="T8">Zadanie 3. (2.3/s.24)</text:span></text:p>
      <text:p text:style-name="P5">Spółka z o.o. BŁYSK posiada na koniec roku zasoby majątkowe o wartości 40 000. Składniki aktywów i pasywów kształtowały się następująco:</text:p>
      <text:list text:style-name="WWNum3">
        <text:list-item>
          <text:p text:style-name="P12"><text:soft-page-break/>Wartości niematerialne i prawne ……………………….. 4 000</text:p>
        </text:list-item>
        <text:list-item>
          <text:p text:style-name="P12">Środki trwałe ………………………………………… <text:s text:c="10"/>22 000</text:p>
        </text:list-item>
        <text:list-item>
          <text:p text:style-name="P12">Zapasy …………………………………………………………. 9 000</text:p>
        </text:list-item>
        <text:list-item>
          <text:p text:style-name="P12">Inwestycje krótkoterminowe …………………………….. 5 000</text:p>
        </text:list-item>
        <text:list-item>
          <text:p text:style-name="P12">Kapitał zakładowy …………………………………………. 35 000</text:p>
        </text:list-item>
        <text:list-item>
          <text:p text:style-name="P12">Zobowiązania długoterminowe ……………………….. 15 000</text:p>
        </text:list-item>
        <text:list-item>
          <text:p text:style-name="P12">Zobowiązania krótkoterminowe ………………………… 7 000</text:p>
        </text:list-item>
      </text:list>
      <text:p text:style-name="P5">Oblicz i określ wynik finansowy spółki.</text:p>
      <text:p text:style-name="P9">4000+22000+9000+5000-35000-15000-7000=–17000</text:p>
      <text:p text:style-name="P6" loext:marker-style-name="T8"><text:span text:style-name="T8">Zadanie 4. (2.4/s.24-25)</text:span><text:span text:style-name="T8"/></text:p>
      <text:p text:style-name="P6">Bilans przedsiębiorstwa państwowego „KUBUŚ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">AKTYWA</text:p>
          </table:table-cell>
          <table:covered-table-cell/>
          <table:table-cell table:style-name="Table4.A1" table:number-columns-spanned="2" office:value-type="string">
            <text:p text:style-name="P1">PASYWA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I AKTYWA TRWAŁE</text:p>
          </table:table-cell>
          <table:table-cell table:style-name="Table4.A1" office:value-type="string">
            <text:p text:style-name="P1">4 500</text:p>
          </table:table-cell>
          <table:table-cell table:style-name="Table4.A1" office:value-type="string">
            <text:p text:style-name="P1">I KAPITAŁY WŁASNE</text:p>
          </table:table-cell>
          <table:table-cell table:style-name="Table4.A1" office:value-type="string">
            <text:p text:style-name="P4">5300</text:p>
          </table:table-cell>
        </table:table-row>
        <table:table-row table:style-name="Table4.1">
          <table:table-cell table:style-name="Table4.A1" office:value-type="string">
            <text:p text:style-name="P1">- Wartości niematerialne i prawne</text:p>
            <text:p text:style-name="P1">- Środki trwałe</text:p>
            <text:p text:style-name="P1">- Środki trwałe w budowie</text:p>
            <text:p text:style-name="P1">- Inwestycje długoterminowe</text:p>
          </table:table-cell>
          <table:table-cell table:style-name="Table4.A1" office:value-type="string">
            <text:p text:style-name="P3">650</text:p>
            <text:p text:style-name="P3"/>
            <text:p text:style-name="P2">2 400</text:p>
            <text:p text:style-name="P2">800</text:p>
            <text:p text:style-name="P2">650</text:p>
          </table:table-cell>
          <table:table-cell table:style-name="Table4.A1" office:value-type="string">
            <text:p text:style-name="P1">- Fundusz założycielski </text:p>
            <text:p text:style-name="P1">- Fundusz przedsiębiorstwa</text:p>
            <text:p text:style-name="P1">- Zysk</text:p>
          </table:table-cell>
          <table:table-cell table:style-name="Table4.A1" office:value-type="string">
            <text:p text:style-name="P2">2 000</text:p>
            <text:p text:style-name="P2">2 500</text:p>
            <text:p text:style-name="P2">800</text:p>
          </table:table-cell>
        </table:table-row>
        <table:table-row table:style-name="Table4.1">
          <table:table-cell table:style-name="Table4.A1" office:value-type="string">
            <text:p text:style-name="P1">II AKTYWA OBROTOWE</text:p>
          </table:table-cell>
          <table:table-cell table:style-name="Table4.A1" office:value-type="string">
            <text:p text:style-name="P4">2100</text:p>
          </table:table-cell>
          <table:table-cell table:style-name="Table4.A1" office:value-type="string">
            <text:p text:style-name="P1">II KAPITAŁY OBCE</text:p>
          </table:table-cell>
          <table:table-cell table:style-name="Table4.A1" office:value-type="string">
            <text:p text:style-name="P1">1 300</text:p>
          </table:table-cell>
        </table:table-row>
        <table:table-row table:style-name="Table4.1">
          <table:table-cell table:style-name="Table4.A1" office:value-type="string">
            <text:p text:style-name="P1">- Materiały</text:p>
            <text:p text:style-name="P1">- Należności od odbiorców</text:p>
            <text:p text:style-name="P1">- Rachunki bankowe</text:p>
            <text:p text:style-name="P1">- Kasa</text:p>
          </table:table-cell>
          <table:table-cell table:style-name="Table4.A1" office:value-type="string">
            <text:p text:style-name="P2">200</text:p>
            <text:p text:style-name="P2">600</text:p>
            <text:p text:style-name="P2">1 000</text:p>
            <text:p text:style-name="P2">300</text:p>
          </table:table-cell>
          <table:table-cell table:style-name="Table4.A1" office:value-type="string">
            <text:p text:style-name="P1">- Kredyty bankowe</text:p>
            <text:p text:style-name="P1">- Pożyczki</text:p>
            <text:p text:style-name="P1">- Zobowiązania wobec dostawców</text:p>
          </table:table-cell>
          <table:table-cell table:style-name="Table4.A1" office:value-type="string">
            <text:p text:style-name="P3">600</text:p>
            <text:p text:style-name="P2">200</text:p>
            <text:p text:style-name="P2">500</text:p>
          </table:table-cell>
        </table:table-row>
        <table:table-row table:style-name="Table4.1">
          <table:table-cell table:style-name="Table4.A1" office:value-type="string">
            <text:p text:style-name="P1"><text:span text:style-name="T9">∑</text:span> AKTYWÓW</text:p>
          </table:table-cell>
          <table:table-cell table:style-name="Table4.A1" office:value-type="string">
            <text:p text:style-name="P4">6600</text:p>
          </table:table-cell>
          <table:table-cell table:style-name="Table4.A1" office:value-type="string">
            <text:p text:style-name="P1"><text:span text:style-name="T9">∑</text:span> PASYWÓW</text:p>
          </table:table-cell>
          <table:table-cell table:style-name="Table4.A1" office:value-type="string">
            <text:p text:style-name="P4">6600</text:p>
          </table:table-cell>
        </table:table-row>
      </table:table>
      <text:p text:style-name="P7">Oblicz brakujące pozycje w bilansie</text:p>
      <text:p text:style-name="P5" loext:marker-style-name="T8"><text:span text:style-name="T8">Zadanie 5. (2.5/s.25)</text:span><text:span text:style-name="T8"/></text:p>
      <text:p text:style-name="P5">Uporządkować składniki aktywów według kryterium rosnącej płynności:</text:p>
      <text:list text:style-name="WWNum4">
        <text:list-item>
          <text:p text:style-name="P14">Środki pieniężne na rachunku bankowym <text:span text:style-name="T13">(Inwestycje któtk.)</text:span> 500</text:p>
        </text:list-item>
        <text:list-item>
          <text:p text:style-name="P13">Wyposażenie biurowe <text:s/><text:span text:style-name="T13">(aktywa rzeczowe-trwale)</text:span> 2 000</text:p>
        </text:list-item>
        <text:list-item>
          <text:p text:style-name="P13">Towary <text:span text:style-name="T13">(Zapasy)</text:span> 300</text:p>
        </text:list-item>
        <text:list-item>
          <text:p text:style-name="P14">Gotówka w kasie <text:span text:style-name="T13">(Inwestycje któtk.)</text:span> 100</text:p>
        </text:list-item>
        <text:list-item>
          <text:p text:style-name="P14">Krótkoterminowe bony skarbowe <text:span text:style-name="T13">(Inwestycje któtk.)</text:span> 450</text:p>
        </text:list-item>
        <text:list-item>
          <text:p text:style-name="P13">Grunty <text:span text:style-name="T13">(Rzeczowe aktywa)</text:span> 8 000</text:p>
        </text:list-item>
        <text:list-item>
          <text:p text:style-name="P13">Części zapasowe maszyn i urządzeń <text:span text:style-name="T13">(</text:span><text:span text:style-name="T11">Zapasy</text:span><text:span text:style-name="T13">)</text:span> 300</text:p>
        </text:list-item>
        <text:list-item>
          <text:p text:style-name="P13">Oprogramowanie komputerów <text:span text:style-name="T13">(Wartości prawne)</text:span> 420</text:p>
        </text:list-item>
        <text:list-item>
          <text:p text:style-name="P13">Długoterminowe akcje <text:span text:style-name="T13">(</text:span><text:span text:style-name="T11">Długoterminowe inwestycje</text:span><text:span text:style-name="T13">)</text:span> 1 000</text:p>
        </text:list-item>
        <text:list-item>
          <text:p text:style-name="P13">Należności od odbiorców <text:span text:style-name="T13">(Należności ktrótoterminowe)</text:span> 160</text:p>
        </text:list-item>
        <text:list-item>
          <text:p text:style-name="P13">Należności od pracowników <text:span text:style-name="T13">(Należności ktrótoterminowe )</text:span> 80</text:p>
        </text:list-item>
        <text:list-item>
          <text:p text:style-name="P13">Krótkoterminowe akcje <text:span text:style-name="T13">(Inwestycje krótk.)</text:span> 140</text:p>
        </text:list-item>
        <text:list-item>
          <text:p text:style-name="P13">Maszyny i urządzenia <text:span text:style-name="T13">(Rzeczowe aktywa)</text:span> 1 300</text:p>
        </text:list-item>
        <text:list-item>
          <text:p text:style-name="P14"><text:soft-page-break/>Środki transportu <text:span text:style-name="T13">(Rzeczowe aktywa)</text:span> 220</text:p>
        </text:list-item>
        <text:list-item>
          <text:p text:style-name="P14">Produkcja w toku <text:span text:style-name="T13">(Zapasy)</text:span> <text:s/>90</text:p>
        </text:list-item>
        <text:list-item>
          <text:p text:style-name="P14">Paliwo <text:span text:style-name="T13">(</text:span><text:span text:style-name="T11">Zapasy</text:span><text:span text:style-name="T13">)</text:span> 120</text:p>
        </text:list-item>
        <text:list-item>
          <text:p text:style-name="P14">Patenty <text:span text:style-name="T13">(Wartości prawne)</text:span> 280</text:p>
        </text:list-item>
        <text:list-item>
          <text:p text:style-name="P13">Hala produkcyjna w trakcie modernizacji <text:span text:style-name="T13">(Zapasy)</text:span> 460</text:p>
        </text:list-item>
        <text:list-item>
          <text:p text:style-name="P14">Należności długoterminowe <text:span text:style-name="T13">(Należności długoterminowe)</text:span>. 550</text:p>
        </text:list-item>
        <text:list-item>
          <text:p text:style-name="P13">Budowa drogi dojazdowej <text:span text:style-name="T13">(</text:span><text:span text:style-name="T11">Rzeczowe aktywa</text:span><text:span text:style-name="T13">)</text:span> 3 000</text:p>
        </text:list-item>
      </text:list>
      <text:p text:style-name="P5" loext:marker-style-name="T8"><text:span text:style-name="T8"/></text:p>
      <text:p text:style-name="P5" loext:marker-style-name="T8"><text:span text:style-name="T8">Zadanie 6. (2.6/s.25-26)</text:span></text:p>
      <text:p text:style-name="P5">Uporządkować składniki pasywów według kryterium rosnącej wymagalności:</text:p>
      <text:list text:style-name="WWNum5">
        <text:list-item>
          <text:p text:style-name="P16">Kapitał zakładowy <text:span text:style-name="T14">(Kapitał postawowy)</text:span> 5 000</text:p>
        </text:list-item>
        <text:list-item>
          <text:p text:style-name="P15">Zobowiązania z tytułu podatków <text:span text:style-name="T14">(Zabowiązania krótkoterminowe) </text:span>400</text:p>
        </text:list-item>
        <text:list-item>
          <text:p text:style-name="P15">Kredyty krótkoterminowe <text:span text:style-name="T14">(Zabowiązania krótkoterminowe)</text:span> 180</text:p>
        </text:list-item>
        <text:list-item>
          <text:p text:style-name="P15">Kapitał zapasowy <text:span text:style-name="T14">(=||=)</text:span> 1 250</text:p>
        </text:list-item>
        <text:list-item>
          <text:p text:style-name="P16">Zobowiązania wobec dostawców <text:span text:style-name="T14">(</text:span><text:span text:style-name="T12">Zabowiązania krótkoterminowe</text:span><text:span text:style-name="T14">)</text:span> 2 620</text:p>
        </text:list-item>
        <text:list-item>
          <text:p text:style-name="P16">Zobowiązania wobec pracowników <text:span text:style-name="T14">(</text:span><text:span text:style-name="T12">Zabowiązania krótkoterminowe</text:span><text:span text:style-name="T14">)</text:span> 700</text:p>
        </text:list-item>
        <text:list-item>
          <text:p text:style-name="P16">Otrzymane pożyczki długoterminowe <text:span text:style-name="T14">(Zabowiązania długoterminowe)</text:span> 2 000</text:p>
        </text:list-item>
        <text:list-item>
          <text:p text:style-name="P15">Dodatni wynik finansowy <text:span text:style-name="T14">(Zysk netto)</text:span> 600</text:p>
        </text:list-item>
        <text:list-item>
          <text:p text:style-name="P16"><text:span text:style-name="T16">Rezerwy na zobowiązania </text:span><text:span text:style-name="T14">(Rezerwy na zobowiązania ) </text:span>450</text:p>
        </text:list-item>
        <text:list-item>
          <text:p text:style-name="P16">Zobowiązania z tytułu pięcioletnich obligacji <text:span text:style-name="T14">(Zabowiązania długoterminowe)</text:span> 450</text:p>
        </text:list-item>
        <text:list-item>
          <text:p text:style-name="P16">Kredyty bankowe długoterminowe <text:span text:style-name="T14">(Zabowiązania długoterminowe)</text:span> <text:s/><text:span text:style-name="T14">1 </text:span>500</text:p>
        </text:list-item>
        <text:list-item>
          <text:p text:style-name="P15">Zobowiązania z tytułu trzyletnich obligacji <text:span text:style-name="T14">(Zabowiązania długoterminowe )</text:span> 800</text:p>
        </text:list-item>
        <text:list-item>
          <text:p text:style-name="P15">Zobowiązania wekslowe (do dwóch miesięcy) <text:span text:style-name="T14">(Zabowiązania krótk.)</text:span> 1 300</text:p>
        </text:list-item>
        <text:list-item>
          <text:p text:style-name="P15">Inne zobowiązania krótkoterminowe <text:span text:style-name="T14">(Zabowiązania krótkoterminowe )</text:span> 900</text:p>
        </text:list-item>
        <text:list-item>
          <text:p text:style-name="P15">Kapitał rezerwowy <text:span text:style-name="T14">(Pozostałe kapitały rezerwowe)</text:span> 1 100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yk Willa</meta:initial-creator>
    <meta:editing-cycles>11</meta:editing-cycles>
    <meta:creation-date>2022-10-11T12:52:00</meta:creation-date>
    <dc:date>2023-10-25T12:01:44.704130566</dc:date>
    <meta:editing-duration>PT1H59M59S</meta:editing-duration>
    <meta:generator>LibreOffice/7.5.8.1$Linux_X86_64 LibreOffice_project/50$Build-1</meta:generator>
    <meta:document-statistic meta:table-count="4" meta:image-count="0" meta:object-count="0" meta:page-count="5" meta:paragraph-count="195" meta:word-count="985" meta:character-count="7242" meta:non-whitespace-character-count="6481"/>
    <meta:user-defined meta:name="AppVersion">16.0000</meta:user-defined>
    <meta:template xlink:type="simple" xlink:actuate="onRequest" xlink:title="Normal" xlink:href=""/>
  </office:meta>
</office:document-meta>
</file>